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9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ADME" table:style-name="ta1">
        <table:table-column table:style-name="co1" table:default-cell-style-name="Default"/>
        <table:table-row table:style-name="ro1">
          <table:table-cell/>
        </table:table-row>
      </table:table>
      <table:table table:name="Time Data" table:style-name="ta1">
        <table:table-column table:style-name="co2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odeint</text:p>
          </table:table-cell>
          <table:covered-table-cell table:number-columns-repeated="7" table:style-name="ce2"/>
          <table:table-cell table:style-name="ce2" table:number-columns-repeated="1016"/>
        </table:table-row>
        <table:table-row table:style-name="ro1">
          <table:table-cell office:value-type="string" calcext:value-type="string">
            <text:p>ds</text:p>
          </table:table-cell>
          <table:table-cell table:style-name="ce2" office:value-type="string" calcext:value-type="string">
            <text:p>Time 1</text:p>
          </table:table-cell>
          <table:table-cell table:style-name="ce2" office:value-type="string" calcext:value-type="string">
            <text:p>Time 2</text:p>
          </table:table-cell>
          <table:table-cell table:style-name="ce2" office:value-type="string" calcext:value-type="string">
            <text:p>Time 3</text:p>
          </table:table-cell>
          <table:table-cell table:style-name="ce2" office:value-type="string" calcext:value-type="string">
            <text:p>Time 4</text:p>
          </table:table-cell>
          <table:table-cell table:style-name="ce2" office:value-type="string" calcext:value-type="string">
            <text:p>Time 5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 Dev.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0180964469909668" calcext:value-type="float">
            <text:p>0.018096447</text:p>
          </table:table-cell>
          <table:table-cell office:value-type="float" office:value="0.0137183666229248" calcext:value-type="float">
            <text:p>0.0137183666</text:p>
          </table:table-cell>
          <table:table-cell office:value-type="float" office:value="0.0125181674957275" calcext:value-type="float">
            <text:p>0.0125181675</text:p>
          </table:table-cell>
          <table:table-cell office:value-type="float" office:value="0.011655330657959" calcext:value-type="float">
            <text:p>0.0116553307</text:p>
          </table:table-cell>
          <table:table-cell office:value-type="float" office:value="0.0138871669769287" calcext:value-type="float">
            <text:p>0.013887167</text:p>
          </table:table-cell>
          <table:table-cell table:style-name="ce4" table:formula="of:=AVERAGE([.B3:.F3])" office:value-type="float" office:value="0.0139750957489014" calcext:value-type="float">
            <text:p>0.0139750957</text:p>
          </table:table-cell>
          <table:table-cell table:style-name="ce4" table:formula="of:=STDEV([.B3:.F3])" office:value-type="float" office:value="0.00247806009741444" calcext:value-type="float">
            <text:p>0.0024780601</text:p>
          </table:table-cell>
          <table:table-cell table:number-columns-repeated="101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office:value-type="float" office:value="0.010465145111084" calcext:value-type="float">
            <text:p>0.0104651451</text:p>
          </table:table-cell>
          <table:table-cell office:value-type="float" office:value="0.0172295570373535" calcext:value-type="float">
            <text:p>0.017229557</text:p>
          </table:table-cell>
          <table:table-cell office:value-type="float" office:value="0.012559175491333" calcext:value-type="float">
            <text:p>0.0125591755</text:p>
          </table:table-cell>
          <table:table-cell office:value-type="float" office:value="0.0119311809539795" calcext:value-type="float">
            <text:p>0.011931181</text:p>
          </table:table-cell>
          <table:table-cell office:value-type="float" office:value="0.0128273963928223" calcext:value-type="float">
            <text:p>0.0128273964</text:p>
          </table:table-cell>
          <table:table-cell table:style-name="ce4" table:formula="of:=AVERAGE([.B4:.F4])" office:value-type="float" office:value="0.0130024909973145" calcext:value-type="float">
            <text:p>0.013002491</text:p>
          </table:table-cell>
          <table:table-cell table:style-name="ce4" table:formula="of:=STDEV([.B4:.F4])" office:value-type="float" office:value="0.00253382632694796" calcext:value-type="float">
            <text:p>0.0025338263</text:p>
          </table:table-cell>
          <table:table-cell table:number-columns-repeated="1016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office:value-type="float" office:value="0.0145359039306641" calcext:value-type="float">
            <text:p>0.0145359039</text:p>
          </table:table-cell>
          <table:table-cell office:value-type="float" office:value="0.0163695812225342" calcext:value-type="float">
            <text:p>0.0163695812</text:p>
          </table:table-cell>
          <table:table-cell office:value-type="float" office:value="0.0142896175384521" calcext:value-type="float">
            <text:p>0.0142896175</text:p>
          </table:table-cell>
          <table:table-cell office:value-type="float" office:value="0.0209670066833496" calcext:value-type="float">
            <text:p>0.0209670067</text:p>
          </table:table-cell>
          <table:table-cell office:value-type="float" office:value="0.0135951042175293" calcext:value-type="float">
            <text:p>0.0135951042</text:p>
          </table:table-cell>
          <table:table-cell table:style-name="ce4" table:formula="of:=AVERAGE([.B5:.F5])" office:value-type="float" office:value="0.0159514427185059" calcext:value-type="float">
            <text:p>0.0159514427</text:p>
          </table:table-cell>
          <table:table-cell table:style-name="ce4" table:formula="of:=STDEV([.B5:.F5])" office:value-type="float" office:value="0.00298531680957482" calcext:value-type="float">
            <text:p>0.0029853168</text:p>
          </table:table-cell>
          <table:table-cell table:number-columns-repeated="1016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office:value-type="float" office:value="0.0186781883239746" calcext:value-type="float">
            <text:p>0.0186781883</text:p>
          </table:table-cell>
          <table:table-cell office:value-type="float" office:value="0.0172157287597656" calcext:value-type="float">
            <text:p>0.0172157288</text:p>
          </table:table-cell>
          <table:table-cell office:value-type="float" office:value="0.0227570533752441" calcext:value-type="float">
            <text:p>0.0227570534</text:p>
          </table:table-cell>
          <table:table-cell office:value-type="float" office:value="0.0180225372314453" calcext:value-type="float">
            <text:p>0.0180225372</text:p>
          </table:table-cell>
          <table:table-cell office:value-type="float" office:value="0.025144100189209" calcext:value-type="float">
            <text:p>0.0251441002</text:p>
          </table:table-cell>
          <table:table-cell table:style-name="ce4" table:formula="of:=AVERAGE([.B6:.F6])" office:value-type="float" office:value="0.0203635215759277" calcext:value-type="float">
            <text:p>0.0203635216</text:p>
          </table:table-cell>
          <table:table-cell table:style-name="ce4" table:formula="of:=STDEV([.B6:.F6])" office:value-type="float" office:value="0.00342096776646731" calcext:value-type="float">
            <text:p>0.0034209678</text:p>
          </table:table-cell>
          <table:table-cell table:number-columns-repeated="1016"/>
        </table:table-row>
        <table:table-row table:style-name="ro1">
          <table:table-cell table:style-name="ce3" office:value-type="float" office:value="0.0001" calcext:value-type="float">
            <text:p>0.0001</text:p>
          </table:table-cell>
          <table:table-cell office:value-type="float" office:value="0.0573770999908447" calcext:value-type="float">
            <text:p>0.0573771</text:p>
          </table:table-cell>
          <table:table-cell office:value-type="float" office:value="0.0548508167266846" calcext:value-type="float">
            <text:p>0.0548508167</text:p>
          </table:table-cell>
          <table:table-cell office:value-type="float" office:value="0.0647485256195068" calcext:value-type="float">
            <text:p>0.0647485256</text:p>
          </table:table-cell>
          <table:table-cell office:value-type="float" office:value="0.0594913959503174" calcext:value-type="float">
            <text:p>0.059491396</text:p>
          </table:table-cell>
          <table:table-cell office:value-type="float" office:value="0.0504999160766602" calcext:value-type="float">
            <text:p>0.0504999161</text:p>
          </table:table-cell>
          <table:table-cell table:style-name="ce4" table:formula="of:=AVERAGE([.B7:.F7])" office:value-type="float" office:value="0.0573935508728027" calcext:value-type="float">
            <text:p>0.0573935509</text:p>
          </table:table-cell>
          <table:table-cell table:style-name="ce4" table:formula="of:=STDEV([.B7:.F7])" office:value-type="float" office:value="0.00530293729375164" calcext:value-type="float">
            <text:p>0.0053029373</text:p>
          </table:table-cell>
          <table:table-cell table:number-columns-repeated="1016"/>
        </table:table-row>
        <table:table-row table:style-name="ro1">
          <table:table-cell table:style-name="ce3" office:value-type="float" office:value="0.00001" calcext:value-type="float">
            <text:p>0.00001</text:p>
          </table:table-cell>
          <table:table-cell office:value-type="float" office:value="0.286764144897461" calcext:value-type="float">
            <text:p>0.2867641449</text:p>
          </table:table-cell>
          <table:table-cell office:value-type="float" office:value="0.315292358398437" calcext:value-type="float">
            <text:p>0.3152923584</text:p>
          </table:table-cell>
          <table:table-cell office:value-type="float" office:value="0.294014930725098" calcext:value-type="float">
            <text:p>0.2940149307</text:p>
          </table:table-cell>
          <table:table-cell office:value-type="float" office:value="0.280786752700806" calcext:value-type="float">
            <text:p>0.2807867527</text:p>
          </table:table-cell>
          <table:table-cell office:value-type="float" office:value="0.292954683303833" calcext:value-type="float">
            <text:p>0.2929546833</text:p>
          </table:table-cell>
          <table:table-cell table:style-name="ce4" table:formula="of:=AVERAGE([.B8:.F8])" office:value-type="float" office:value="0.293962574005127" calcext:value-type="float">
            <text:p>0.293962574</text:p>
          </table:table-cell>
          <table:table-cell table:style-name="ce4" table:formula="of:=STDEV([.B8:.F8])" office:value-type="float" office:value="0.0130518000273764" calcext:value-type="float">
            <text:p>0.013051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Neural Network Total Tim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s</text:p>
          </table:table-cell>
          <table:table-cell table:style-name="ce2" office:value-type="string" calcext:value-type="string">
            <text:p>Time 1</text:p>
          </table:table-cell>
          <table:table-cell table:style-name="ce2" office:value-type="string" calcext:value-type="string">
            <text:p>Time 2</text:p>
          </table:table-cell>
          <table:table-cell table:style-name="ce2" office:value-type="string" calcext:value-type="string">
            <text:p>Time 3</text:p>
          </table:table-cell>
          <table:table-cell table:style-name="ce2" office:value-type="string" calcext:value-type="string">
            <text:p>Time 4</text:p>
          </table:table-cell>
          <table:table-cell table:style-name="ce2" office:value-type="string" calcext:value-type="string">
            <text:p>Time 5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 Dev.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.20186161994934" calcext:value-type="float">
            <text:p>2.2018616199</text:p>
          </table:table-cell>
          <table:table-cell office:value-type="float" office:value="2.66696286201477" calcext:value-type="float">
            <text:p>2.666962862</text:p>
          </table:table-cell>
          <table:table-cell office:value-type="float" office:value="2.00583791732788" calcext:value-type="float">
            <text:p>2.0058379173</text:p>
          </table:table-cell>
          <table:table-cell office:value-type="float" office:value="1.98759007453918" calcext:value-type="float">
            <text:p>1.9875900745</text:p>
          </table:table-cell>
          <table:table-cell office:value-type="float" office:value="2.02104473114014" calcext:value-type="float">
            <text:p>2.0210447311</text:p>
          </table:table-cell>
          <table:table-cell table:style-name="ce4" table:formula="of:=AVERAGE([.B12:.F12])" office:value-type="float" office:value="2.21556311845779" calcext:value-type="float">
            <text:p>2.2155631185</text:p>
          </table:table-cell>
          <table:table-cell table:style-name="ce4" table:formula="of:=STDEV([.B12:.F12])" office:value-type="float" office:value="0.316178129270606" calcext:value-type="float">
            <text:p>0.3161781293</text:p>
          </table:table-cell>
          <table:table-cell table:number-columns-repeated="101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office:value-type="float" office:value="4.08905673027039" calcext:value-type="float">
            <text:p>4.0890567303</text:p>
          </table:table-cell>
          <table:table-cell office:value-type="float" office:value="3.95163512229919" calcext:value-type="float">
            <text:p>3.9516351223</text:p>
          </table:table-cell>
          <table:table-cell office:value-type="float" office:value="4.00013208389282" calcext:value-type="float">
            <text:p>4.0001320839</text:p>
          </table:table-cell>
          <table:table-cell office:value-type="float" office:value="3.99864554405212" calcext:value-type="float">
            <text:p>3.9986455441</text:p>
          </table:table-cell>
          <table:table-cell office:value-type="float" office:value="3.99914622306824" calcext:value-type="float">
            <text:p>3.9991462231</text:p>
          </table:table-cell>
          <table:table-cell table:style-name="ce4" table:formula="of:=AVERAGE([.B13:.F13])" office:value-type="float" office:value="4.00772314071655" calcext:value-type="float">
            <text:p>4.0077231407</text:p>
          </table:table-cell>
          <table:table-cell table:style-name="ce4" table:formula="of:=STDEV([.B13:.F13])" office:value-type="float" office:value="0.0499364822072662" calcext:value-type="float">
            <text:p>0.0499364822</text:p>
          </table:table-cell>
          <table:table-cell table:number-columns-repeated="1016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office:value-type="float" office:value="13.4836537837982" calcext:value-type="float">
            <text:p>13.4836537838</text:p>
          </table:table-cell>
          <table:table-cell office:value-type="float" office:value="14.2190194129944" calcext:value-type="float">
            <text:p>14.219019413</text:p>
          </table:table-cell>
          <table:table-cell office:value-type="float" office:value="11.9051699638367" calcext:value-type="float">
            <text:p>11.9051699638</text:p>
          </table:table-cell>
          <table:table-cell office:value-type="float" office:value="12.4118292331696" calcext:value-type="float">
            <text:p>12.4118292332</text:p>
          </table:table-cell>
          <table:table-cell office:value-type="float" office:value="11.5397357940674" calcext:value-type="float">
            <text:p>11.5397357941</text:p>
          </table:table-cell>
          <table:table-cell table:style-name="ce4" table:formula="of:=AVERAGE([.B14:.F14])" office:value-type="string" office:string-value="" calcext:value-type="error">
            <text:p>#DIV/0!</text:p>
          </table:table-cell>
          <table:table-cell table:style-name="ce4" table:formula="of:=STDEV([.B14:.F1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office:value-type="float" office:value="138.643136978149" calcext:value-type="float">
            <text:p>138.6431369782</text:p>
          </table:table-cell>
          <table:table-cell office:value-type="float" office:value="140.425287246704" calcext:value-type="float">
            <text:p>140.4252872467</text:p>
          </table:table-cell>
          <table:table-cell office:value-type="float" office:value="118.858619689941" calcext:value-type="float">
            <text:p>118.8586196899</text:p>
          </table:table-cell>
          <table:table-cell office:value-type="float" office:value="152.556389570236" calcext:value-type="float">
            <text:p>152.5563895702</text:p>
          </table:table-cell>
          <table:table-cell office:value-type="float" office:value="106.718294620514" calcext:value-type="float">
            <text:p>106.7182946205</text:p>
          </table:table-cell>
          <table:table-cell table:style-name="ce4" table:formula="of:=AVERAGE([.B15:.F15])" office:value-type="string" office:string-value="" calcext:value-type="error">
            <text:p>#DIV/0!</text:p>
          </table:table-cell>
          <table:table-cell table:style-name="ce4" table:formula="of:=STDEV([.B15:.F1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01" calcext:value-type="float">
            <text:p>0.0001</text:p>
          </table:table-cell>
          <table:table-cell table:number-columns-repeated="5"/>
          <table:table-cell table:style-name="ce4" table:formula="of:=AVERAGE([.B16:.F16])" office:value-type="string" office:string-value="" calcext:value-type="error">
            <text:p>#DIV/0!</text:p>
          </table:table-cell>
          <table:table-cell table:style-name="ce4" table:formula="of:=STDEV([.B16:.F16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001" calcext:value-type="float">
            <text:p>0.00001</text:p>
          </table:table-cell>
          <table:table-cell table:number-columns-repeated="5"/>
          <table:table-cell table:style-name="ce4" table:formula="of:=AVERAGE([.B17:.F17])" office:value-type="string" office:string-value="" calcext:value-type="error">
            <text:p>#DIV/0!</text:p>
          </table:table-cell>
          <table:table-cell table:style-name="ce4" table:formula="of:=STDEV([.B17:.F17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Neural Network Training Tim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s</text:p>
          </table:table-cell>
          <table:table-cell table:style-name="ce2" office:value-type="string" calcext:value-type="string">
            <text:p>Time 1</text:p>
          </table:table-cell>
          <table:table-cell table:style-name="ce2" office:value-type="string" calcext:value-type="string">
            <text:p>Time 2</text:p>
          </table:table-cell>
          <table:table-cell table:style-name="ce2" office:value-type="string" calcext:value-type="string">
            <text:p>Time 3</text:p>
          </table:table-cell>
          <table:table-cell table:style-name="ce2" office:value-type="string" calcext:value-type="string">
            <text:p>Time 4</text:p>
          </table:table-cell>
          <table:table-cell table:style-name="ce2" office:value-type="string" calcext:value-type="string">
            <text:p>Time 5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 Dev.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.19743418693542" calcext:value-type="float">
            <text:p>2.1974341869</text:p>
          </table:table-cell>
          <table:table-cell office:value-type="float" office:value="2.65881943702698" calcext:value-type="float">
            <text:p>2.658819437</text:p>
          </table:table-cell>
          <table:table-cell office:value-type="float" office:value="2.00583791732788" calcext:value-type="float">
            <text:p>2.0058379173</text:p>
          </table:table-cell>
          <table:table-cell office:value-type="float" office:value="1.98331522941589" calcext:value-type="float">
            <text:p>1.9833152294</text:p>
          </table:table-cell>
          <table:table-cell office:value-type="float" office:value="2.01670074462891" calcext:value-type="float">
            <text:p>2.0167007446</text:p>
          </table:table-cell>
          <table:table-cell table:style-name="ce4" table:formula="of:=AVERAGE([.B21:.F21])" office:value-type="float" office:value="2.17242150306702" calcext:value-type="float">
            <text:p>2.1724215031</text:p>
          </table:table-cell>
          <table:table-cell table:style-name="ce4" table:formula="of:=STDEV([.B21:.F21])" office:value-type="float" office:value="0.285030179496523" calcext:value-type="float">
            <text:p>0.2850301795</text:p>
          </table:table-cell>
          <table:table-cell table:number-columns-repeated="101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office:value-type="float" office:value="4.08411073684692" calcext:value-type="float">
            <text:p>4.0841107368</text:p>
          </table:table-cell>
          <table:table-cell office:value-type="float" office:value="3.94698929786682" calcext:value-type="float">
            <text:p>3.9469892979</text:p>
          </table:table-cell>
          <table:table-cell office:value-type="float" office:value="3.99517202377319" calcext:value-type="float">
            <text:p>3.9951720238</text:p>
          </table:table-cell>
          <table:table-cell office:value-type="float" office:value="3.99264073371887" calcext:value-type="float">
            <text:p>3.9926407337</text:p>
          </table:table-cell>
          <table:table-cell office:value-type="float" office:value="3.99425268173218" calcext:value-type="float">
            <text:p>3.9942526817</text:p>
          </table:table-cell>
          <table:table-cell table:style-name="ce4" table:formula="of:=AVERAGE([.B22:.F22])" office:value-type="float" office:value="4.0026330947876" calcext:value-type="float">
            <text:p>4.0026330948</text:p>
          </table:table-cell>
          <table:table-cell table:style-name="ce4" table:formula="of:=STDEV([.B22:.F22])" office:value-type="float" office:value="0.0499013638959335" calcext:value-type="float">
            <text:p>0.0499013639</text:p>
          </table:table-cell>
          <table:table-cell table:number-columns-repeated="1016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office:value-type="float" office:value="13.4777936935425" calcext:value-type="float">
            <text:p>13.4777936935</text:p>
          </table:table-cell>
          <table:table-cell office:value-type="float" office:value="14.2107710838318" calcext:value-type="float">
            <text:p>14.2107710838</text:p>
          </table:table-cell>
          <table:table-cell office:value-type="float" office:value="11.8991944789886" calcext:value-type="float">
            <text:p>11.899194479</text:p>
          </table:table-cell>
          <table:table-cell office:value-type="float" office:value="12.4060506820679" calcext:value-type="float">
            <text:p>12.4060506821</text:p>
          </table:table-cell>
          <table:table-cell office:value-type="float" office:value="11.53466796875" calcext:value-type="float">
            <text:p>11.5346679688</text:p>
          </table:table-cell>
          <table:table-cell table:style-name="ce4" table:formula="of:=AVERAGE([.B23:.F23])" office:value-type="float" office:value="12.7056955814362" calcext:value-type="float">
            <text:p>12.7056955814</text:p>
          </table:table-cell>
          <table:table-cell table:style-name="ce4" table:formula="of:=STDEV([.B23:.F23])" office:value-type="float" office:value="1.1150027495784" calcext:value-type="float">
            <text:p>1.1150027496</text:p>
          </table:table-cell>
          <table:table-cell table:number-columns-repeated="1016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office:value-type="float" office:value="138.572425127029" calcext:value-type="float">
            <text:p>138.572425127</text:p>
          </table:table-cell>
          <table:table-cell office:value-type="float" office:value="140.342693567276" calcext:value-type="float">
            <text:p>140.3426935673</text:p>
          </table:table-cell>
          <table:table-cell office:value-type="float" office:value="118.836685657501" calcext:value-type="float">
            <text:p>118.8366856575</text:p>
          </table:table-cell>
          <table:table-cell office:value-type="float" office:value="152.519070386887" calcext:value-type="float">
            <text:p>152.5190703869</text:p>
          </table:table-cell>
          <table:table-cell office:value-type="float" office:value="106.701541185379" calcext:value-type="float">
            <text:p>106.7015411854</text:p>
          </table:table-cell>
          <table:table-cell table:style-name="ce4" table:formula="of:=AVERAGE([.B24:.F24])" office:value-type="float" office:value="131.394483184814" calcext:value-type="float">
            <text:p>131.3944831848</text:p>
          </table:table-cell>
          <table:table-cell table:style-name="ce4" table:formula="of:=STDEV([.B24:.F24])" office:value-type="float" office:value="18.3390373749348" calcext:value-type="float">
            <text:p>18.3390373749</text:p>
          </table:table-cell>
          <table:table-cell table:number-columns-repeated="1016"/>
        </table:table-row>
        <table:table-row table:style-name="ro1">
          <table:table-cell table:style-name="ce3" office:value-type="float" office:value="0.0001" calcext:value-type="float">
            <text:p>0.0001</text:p>
          </table:table-cell>
          <table:table-cell table:number-columns-repeated="5"/>
          <table:table-cell table:style-name="ce4" table:formula="of:=AVERAGE([.B25:.F25])" office:value-type="string" office:string-value="" calcext:value-type="error">
            <text:p>#DIV/0!</text:p>
          </table:table-cell>
          <table:table-cell table:style-name="ce4" table:formula="of:=STDEV([.B25:.F2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001" calcext:value-type="float">
            <text:p>0.00001</text:p>
          </table:table-cell>
          <table:table-cell table:number-columns-repeated="5"/>
          <table:table-cell table:style-name="ce4" table:formula="of:=AVERAGE([.B26:.F26])" office:value-type="string" office:string-value="" calcext:value-type="error">
            <text:p>#DIV/0!</text:p>
          </table:table-cell>
          <table:table-cell table:style-name="ce4" table:formula="of:=STDEV([.B26:.F26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Neural Network Prediction Tim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s</text:p>
          </table:table-cell>
          <table:table-cell table:style-name="ce2" office:value-type="string" calcext:value-type="string">
            <text:p>Time 1</text:p>
          </table:table-cell>
          <table:table-cell table:style-name="ce2" office:value-type="string" calcext:value-type="string">
            <text:p>Time 2</text:p>
          </table:table-cell>
          <table:table-cell table:style-name="ce2" office:value-type="string" calcext:value-type="string">
            <text:p>Time 3</text:p>
          </table:table-cell>
          <table:table-cell table:style-name="ce2" office:value-type="string" calcext:value-type="string">
            <text:p>Time 4</text:p>
          </table:table-cell>
          <table:table-cell table:style-name="ce2" office:value-type="string" calcext:value-type="string">
            <text:p>Time 5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. Dev.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00441551208496094" calcext:value-type="float">
            <text:p>0.0044155121</text:p>
          </table:table-cell>
          <table:table-cell office:value-type="float" office:value="0.00812911987304688" calcext:value-type="float">
            <text:p>0.0081291199</text:p>
          </table:table-cell>
          <table:table-cell office:value-type="float" office:value="2.01009464263916" calcext:value-type="float">
            <text:p>2.0100946426</text:p>
          </table:table-cell>
          <table:table-cell office:value-type="float" office:value="0.00426483154296875" calcext:value-type="float">
            <text:p>0.0042648315</text:p>
          </table:table-cell>
          <table:table-cell office:value-type="float" office:value="0.00433206558227539" calcext:value-type="float">
            <text:p>0.0043320656</text:p>
          </table:table-cell>
          <table:table-cell table:style-name="ce4" table:formula="of:=AVERAGE([.B30:.F30])" office:value-type="float" office:value="0.406247234344482" calcext:value-type="float">
            <text:p>0.4062472343</text:p>
          </table:table-cell>
          <table:table-cell table:style-name="ce4" table:formula="of:=STDEV([.B30:.F30])" office:value-type="float" office:value="0.896579462488007" calcext:value-type="float">
            <text:p>0.8965794625</text:p>
          </table:table-cell>
          <table:table-cell table:number-columns-repeated="1016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office:value-type="float" office:value="0.00492930412292481" calcext:value-type="float">
            <text:p>0.0049293041</text:p>
          </table:table-cell>
          <table:table-cell office:value-type="float" office:value="0.00462841987609863" calcext:value-type="float">
            <text:p>0.0046284199</text:p>
          </table:table-cell>
          <table:table-cell office:value-type="float" office:value="0.00494456291198731" calcext:value-type="float">
            <text:p>0.0049445629</text:p>
          </table:table-cell>
          <table:table-cell office:value-type="float" office:value="0.00598812103271484" calcext:value-type="float">
            <text:p>0.005988121</text:p>
          </table:table-cell>
          <table:table-cell office:value-type="float" office:value="0.00487756729125977" calcext:value-type="float">
            <text:p>0.0048775673</text:p>
          </table:table-cell>
          <table:table-cell table:style-name="ce4" table:formula="of:=AVERAGE([.B31:.F31])" office:value-type="float" office:value="0.00507359504699707" calcext:value-type="float">
            <text:p>0.005073595</text:p>
          </table:table-cell>
          <table:table-cell table:style-name="ce4" table:formula="of:=STDEV([.B31:.F31])" office:value-type="float" office:value="0.00052688584033729" calcext:value-type="float">
            <text:p>0.0005268858</text:p>
          </table:table-cell>
          <table:table-cell table:number-columns-repeated="1016"/>
        </table:table-row>
        <table:table-row table:style-name="ro1">
          <table:table-cell table:style-name="ce3" office:value-type="float" office:value="0.01" calcext:value-type="float">
            <text:p>0.01</text:p>
          </table:table-cell>
          <table:table-cell office:value-type="float" office:value="0.00571227073669434" calcext:value-type="float">
            <text:p>0.0057122707</text:p>
          </table:table-cell>
          <table:table-cell office:value-type="float" office:value="0.00813436508178711" calcext:value-type="float">
            <text:p>0.0081343651</text:p>
          </table:table-cell>
          <table:table-cell office:value-type="float" office:value="0.00586700439453125" calcext:value-type="float">
            <text:p>0.0058670044</text:p>
          </table:table-cell>
          <table:table-cell office:value-type="float" office:value="0.00564217567443848" calcext:value-type="float">
            <text:p>0.0056421757</text:p>
          </table:table-cell>
          <table:table-cell office:value-type="float" office:value="0.00495433807373047" calcext:value-type="float">
            <text:p>0.0049543381</text:p>
          </table:table-cell>
          <table:table-cell table:style-name="ce4" table:formula="of:=AVERAGE([.B32:.F32])" office:value-type="float" office:value="0.00606203079223633" calcext:value-type="float">
            <text:p>0.0060620308</text:p>
          </table:table-cell>
          <table:table-cell table:style-name="ce4" table:formula="of:=STDEV([.B32:.F32])" office:value-type="float" office:value="0.00121018575831094" calcext:value-type="float">
            <text:p>0.0012101858</text:p>
          </table:table-cell>
          <table:table-cell table:number-columns-repeated="1016"/>
        </table:table-row>
        <table:table-row table:style-name="ro1">
          <table:table-cell table:style-name="ce3" office:value-type="float" office:value="0.001" calcext:value-type="float">
            <text:p>0.001</text:p>
          </table:table-cell>
          <table:table-cell office:value-type="float" office:value="0.0706295967102051" calcext:value-type="float">
            <text:p>0.0706295967</text:p>
          </table:table-cell>
          <table:table-cell office:value-type="float" office:value="0.0765836238861084" calcext:value-type="float">
            <text:p>0.0765836239</text:p>
          </table:table-cell>
          <table:table-cell office:value-type="float" office:value="0.0217795372009277" calcext:value-type="float">
            <text:p>0.0217795372</text:p>
          </table:table-cell>
          <table:table-cell office:value-type="float" office:value="0.0371580123901367" calcext:value-type="float">
            <text:p>0.0371580124</text:p>
          </table:table-cell>
          <table:table-cell office:value-type="float" office:value="0.0166964530944824" calcext:value-type="float">
            <text:p>0.0166964531</text:p>
          </table:table-cell>
          <table:table-cell table:style-name="ce4" table:formula="of:=AVERAGE([.B33:.F33])" office:value-type="float" office:value="0.0445694446563721" calcext:value-type="float">
            <text:p>0.0445694447</text:p>
          </table:table-cell>
          <table:table-cell table:style-name="ce4" table:formula="of:=STDEV([.B33:.F33])" office:value-type="float" office:value="0.0276371673001072" calcext:value-type="float">
            <text:p>0.0276371673</text:p>
          </table:table-cell>
          <table:table-cell table:number-columns-repeated="1016"/>
        </table:table-row>
        <table:table-row table:style-name="ro1">
          <table:table-cell table:style-name="ce3" office:value-type="float" office:value="0.0001" calcext:value-type="float">
            <text:p>0.0001</text:p>
          </table:table-cell>
          <table:table-cell table:number-columns-repeated="5"/>
          <table:table-cell table:style-name="ce4" table:formula="of:=AVERAGE([.B34:.F34])" office:value-type="string" office:string-value="" calcext:value-type="error">
            <text:p>#DIV/0!</text:p>
          </table:table-cell>
          <table:table-cell table:style-name="ce4" table:formula="of:=STDEV([.B34:.F3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0.00001" calcext:value-type="float">
            <text:p>0.00001</text:p>
          </table:table-cell>
          <table:table-cell table:number-columns-repeated="5"/>
          <table:table-cell table:style-name="ce4" table:formula="of:=AVERAGE([.B35:.F35])" office:value-type="string" office:string-value="" calcext:value-type="error">
            <text:p>#DIV/0!</text:p>
          </table:table-cell>
          <table:table-cell table:style-name="ce4" table:formula="of:=STDEV([.B35:.F3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35:10.512081104</meta:creation-date>
    <dc:date>2019-04-11T14:02:04.174469930</dc:date>
    <meta:editing-duration>PT21M40S</meta:editing-duration>
    <meta:editing-cycles>4</meta:editing-cycles>
    <meta:generator>LibreOffice/5.1.6.2$Linux_X86_64 LibreOffice_project/10m0$Build-2</meta:generator>
    <meta:document-statistic meta:table-count="2" meta:cell-count="198" meta:object-count="0"/>
  </office:meta>
</office:document-meta>
</file>